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000000500000002D0C4F3109E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margin-top="0.42cm" fo:margin-bottom="0.35cm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line-height="150%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5cm" fo:margin-bottom="0cm" fo:line-height="150%" fo:text-indent="0cm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2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3" draw:layer="layout" svg:width="26cm" svg:height="5.318cm" svg:x="1.5cm" svg:y="6.629cm" presentation:class="title" presentation:user-transformed="true">
          <draw:text-box>
            <text:p text:style-name="P3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5" draw:layer="layout" svg:width="12.5cm" svg:height="1.737cm" svg:x="1.5cm" svg:y="11.947cm" presentation:class="title" presentation:user-transformed="true">
          <draw:text-box>
            <text:p text:style-name="P4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I bisogni uman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>Per crescere pienamente come esseri </text:span><text:span text:style-name="T4">umani, dobbiamo soddisfare prima i bisogni </text:span><text:span text:style-name="T4">di base, Abraham Maslow</text:span></text:p>
              </text:list-item>
              <text:list-item>
                <text:p text:style-name="P8">Ad ogni livello è necessaria una comunicazione</text:p>
                <text:p text:style-name="P9"><text:span text:style-name="T4">Chiedere cibo quando si ha bisogni </text:span><text:span text:style-name="T4">fisiologici</text:span></text:p>
                <text:p text:style-name="P9"><text:span text:style-name="T4">Offrire rassicurazioni quando si ha bisogno </text:span><text:span text:style-name="T4">di sicurezza </text:span></text:p>
                <text:p text:style-name="P9"><text:span text:style-name="T4">Esprimere affetto quando si vuole </text:span><text:span text:style-name="T4">dimostrare vicinanza</text:span></text:p>
                <text:p text:style-name="P9"><text:span text:style-name="T4">Dare feedback positivi quando si vuole </text:span><text:span text:style-name="T4">dimostrare stima</text:span></text:p>
                <text:p text:style-name="P9"><text:span text:style-name="T4">Spiegare una metologia per la risoluzione di </text:span><text:span text:style-name="T4">un compito per potersi autorealizzare</text:span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11"><text:span text:style-name="T5">Le persone con Sindrome di Down e le problematiche di comunicazione</text:span><text:span text:style-name="T6"><text:line-break/></text:span><text:span text:style-name="T6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3">
              <text:list-item>
                <text:p text:style-name="P8"><text:span text:style-name="T4">Difficoltà nel linguaggio verbale</text:span></text:p>
              </text:list-item>
              <text:list-item>
                <text:p text:style-name="P8"><text:span text:style-name="T4">Difficoltà con il vocabolario e la grammatica</text:span></text:p>
              </text:list-item>
              <text:list-item>
                <text:p text:style-name="P8"><text:span text:style-name="T4">Gestualità e linguaggio del corpo come </text:span><text:span text:style-name="T4">risorse fondamentali</text:span></text:p>
              </text:list-item>
              <text:list-item>
                <text:p text:style-name="P9"><text:span text:style-name="T4">Comprensione limitata delle convenzioni </text:span><text:span text:style-name="T4">sociali (come i turni di parola)</text:span></text:p>
              </text:list-item>
              <text:list-item>
                <text:p text:style-name="P9"><text:span text:style-name="T4">Apprendimento più lento di nuove </text:span><text:span text:style-name="T4">informazioni o abilità comunicative</text:span></text:p>
              </text:list-item>
              <text:list-item>
                <text:p text:style-name="P9"><text:span text:style-name="T4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3">
              <text:list-header>
                <text:p text:style-name="P8"><text:span text:style-name="T4">Causando quindi frustrazione e ansia, </text:span><text:span text:style-name="T4">isolamento sociale, bassa autostima e </text:span><text:span text:style-name="T4">mancanza di autonomia. </text:span></text:p>
                <text:p text:style-name="P8"><text:span text:style-name="T4">A volte sfocia anche in problematiche di </text:span><text:span text:style-name="T4">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12"><text:span text:style-name="T7">L’idea</text:span><text:span text:style-name="T7"><text:line-break/></text:span><text:span text:style-name="T7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3">
              <text:list-item>
                <text:p text:style-name="P9"><text:span text:style-name="T4">La musicoterapia è l'uso terapeutico della </text:span><text:span text:style-name="T4">musica per promuovere il benessere fisico, </text:span><text:span text:style-name="T4">emotivo e cognitivo sviluppando il </text:span><text:span text:style-name="T4">linguaggio, coordinazione e abilità motorie, </text:span><text:span text:style-name="T4">espressione emotiva e integrazione sociale</text:span></text:p>
              </text:list-item>
              <text:list-item>
                <text:p text:style-name="P9"><text:span text:style-name="T4">Esplorando applicazioni che aiutando le </text:span><text:span text:style-name="T4">persone con questa disabilità non ho trovato </text:span><text:span text:style-name="T4">un gioco didattico che usasse la musica </text:span><text:span text:style-name="T4">come strumento educativo (gioco dei </text:span><text:span text:style-name="T4">pesciolini)</text:span></text:p>
              </text:list-item>
              <text:list-item>
                <text:p text:style-name="P9"><text:span text:style-name="T4">Intelligenza artificiale come strumento per </text:span><text:span text:style-name="T4">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3"><text:span text:style-name="T8">Dinamica interazionale proposta</text:span></text:p>
            <text:p text:style-name="P13"><text:span text:style-name="T8">Fase 1 </text:span></text:p>
            <text:p text:style-name="P13"><text:span text:style-name="T9">Il gioco propone una serie di parole e frasi da </text:span><text:span text:style-name="T9">ripetere associate ad immagini rappresentative </text:span><text:span text:style-name="T9">da ripetere correttamente</text:span></text:p>
            <text:p text:style-name="P14"><text:span text:style-name="T8">Fase 2</text:span></text:p>
            <text:p text:style-name="P14"><text:span text:style-name="T9">Ricompensa e svago in cui si utilizzano le parole </text:span><text:span text:style-name="T9">e le immagini imparate a memoria per cantar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creening tecnologico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pikes</text:p>
          </draw:text-box>
        </draw:frame>
        <draw:frame presentation:style-name="pr5" draw:text-style-name="P10" draw:layer="layout" svg:width="24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Magenta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Deep learning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Analis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Soluzion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Valutazione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7" draw:layer="layout" svg:width="18.6cm" svg:height="3.372cm" svg:x="1.4cm" svg:y="0.628cm" presentation:class="title" presentation:user-transformed="true">
          <draw:text-box>
            <text:p text:style-name="P7">Futuri sviluppi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3">
              <text:list-item>
                <text:p text:style-name="P8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1-25T09:46:02.926585614</dc:date>
    <meta:editing-duration>PT19M38S</meta:editing-duration>
    <meta:editing-cycles>6</meta:editing-cycles>
    <meta:generator>LibreOffice/24.2.6.2$Linux_X86_64 LibreOffice_project/420$Build-2</meta:generator>
    <meta:document-statistic meta:object-count="89"/>
  </office:meta>
</office:document-meta>
</file>